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9"><text:s text:c="5"/><text:span text:style-name="T380">Eugene fell asleep in Calypso’s arms.</text:span></text:p>
      <text:p text:style-name="P59"><text:span text:style-name="T380"><text:s text:c="5"/>She smiled.</text:span></text:p>
      <text:p text:style-name="P59"/>
      <text:p text:style-name="P60"><text:soft-page-break/>Chapter Thirty</text:p>
      <text:p text:style-name="P60"/>
      <text:p text:style-name="P60"><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60"><text:s text:c="5"/>“<text:span text:style-name="T381">What’s this lovely spread?” Eugene asked.</text:span></text:p>
      <text:p text:style-name="P60"><text:s text:c="5"/><text:span text:style-name="T381">Calypso smiled. “It’s breakfast.” She said.</text:span></text:p>
      <text:p text:style-name="P60"><text:s text:c="5"/><text:span text:style-name="T382">Eugene laughed at the thought. “It’s a great attempt babe.” He said.</text:span></text:p>
      <text:p text:style-name="P60"><text:s text:c="5"/><text:span text:style-name="T382">Calypso grinned. “I thought so. Now eat up before you go to work. You have to have your energy when waiting tables and not watching the girls dance.” She winked at him.</text:span></text:p>
      <text:p text:style-name="P60"><text:s text:c="5"/><text:span text:style-name="T383">Eugene protested “I do not watch the working girls, only you.” He said.</text:span></text:p>
      <text:p text:style-name="P60"><text:s text:c="5"/>“<text:span text:style-name="T383">You’re jealous.” Calypso said. “It’s perfectly okay to admit it, you’re jealous of me.”</text:span></text:p>
      <text:p text:style-name="P60"><text:s text:c="5"/>“<text:span text:style-name="T383">Jealous?” Eugene put his hands on his hips. “How can I be jealous?”</text:span></text:p>
      <text:p text:style-name="P60"><text:s text:c="5"/>“<text:span text:style-name="T383">All those men having me dance for them.” Calypso said. “That’s what you’re jealous about.”</text:span></text:p>
      <text:p text:style-name="P60"><text:s text:c="5"/>“<text:span text:style-name="T384">I, we, I...I’m not jealous!” Eugene’s face flared up. He blushed bright red.</text:span></text:p>
      <text:p text:style-name="P60"><text:s text:c="5"/>“<text:span text:style-name="T384">Yep jealous.” Calypso said. </text:span><text:span text:style-name="T385">She laughed as she pressed Eugene’s hand to her chest. “I belong to you and you only.” She said.</text:span></text:p>
      <text:p text:style-name="P60"><text:s text:c="5"/>“<text:span text:style-name="T385">What I do for work is just that, work.” Calypso said.</text:span></text:p>
      <text:p text:style-name="P60"><text:s text:c="5"/><text:span text:style-name="T385">Eugene felt Calypso’s heart beating. He knew she was telling the truth.</text:span></text:p>
      <text:p text:style-name="P60"><text:s text:c="5"/>“<text:span text:style-name="T386">Alright.” Eugene said. He smiled at Calypso. “I trust you.”</text:span></text:p>
      <text:p text:style-name="P60"><text:soft-page-break/><text:s text:c="5"/><text:span text:style-name="T386">She let go of Eugene’s hand who let it rest on her bosom for a bit and then moved it. “I’d better be getting to work.” Eugene said.</text:span></text:p>
      <text:p text:style-name="P60"><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60"><text:s text:c="5"/><text:span text:style-name="T388">It was a difficult place to be in. Sure they had their evenings, but some nights they were just too tired to connect and wanted to go to bed.</text:span></text:p>
      <text:p text:style-name="P60"><text:s text:c="5"/><text:span text:style-name="T389">Arriving at work, Eugene began waiting tables. He got orders for the kitchen and brought back food to hungry waiting customers. Sometimes he brought back drinks as well, even though it was early in the morning.</text:span></text:p>
      <text:p text:style-name="P60"><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18</meta:editing-cycles>
    <meta:generator>LibreOffice/7.4.2.3$Windows_X86_64 LibreOffice_project/382eef1f22670f7f4118c8c2dd222ec7ad009daf</meta:generator>
    <dc:date>2022-11-08T13:00:45.314000000</dc:date>
    <meta:editing-duration>PT21H51M20S</meta:editing-duration>
    <meta:document-statistic meta:table-count="0" meta:image-count="0" meta:object-count="0" meta:page-count="118" meta:paragraph-count="1319" meta:word-count="31416" meta:character-count="176647" meta:non-whitespace-character-count="140098"/>
  </office:meta>
</office:document-meta>
</file>